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df6c3" officeooo:paragraph-rsid="001df6c3"/>
    </style:style>
    <style:style style:name="P2" style:family="paragraph" style:parent-style-name="Standard">
      <style:text-properties officeooo:rsid="001ec8b4" officeooo:paragraph-rsid="001ec8b4"/>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rsid="001ec8b4" officeooo:paragraph-rsid="001ec8b4"/>
    </style:style>
    <style:style style:name="P5" style:family="paragraph" style:parent-style-name="Text_20_body">
      <style:text-properties officeooo:rsid="001df6c3"/>
    </style:style>
    <style:style style:name="P6" style:family="paragraph" style:parent-style-name="Text_20_body">
      <style:text-properties officeooo:rsid="00202f66" officeooo:paragraph-rsid="00202f66"/>
    </style:style>
    <style:style style:name="P7" style:family="paragraph" style:parent-style-name="Text_20_body">
      <style:text-properties officeooo:rsid="002190ee" officeooo:paragraph-rsid="002190ee"/>
    </style:style>
    <style:style style:name="P8" style:family="paragraph" style:parent-style-name="Text_20_body">
      <style:text-properties officeooo:rsid="002209f5" officeooo:paragraph-rsid="002209f5"/>
    </style:style>
    <style:style style:name="P9" style:family="paragraph" style:parent-style-name="Text_20_body">
      <style:text-properties officeooo:rsid="002209f5" officeooo:paragraph-rsid="002209f5"/>
    </style:style>
    <style:style style:name="P10" style:family="paragraph" style:parent-style-name="Text_20_body">
      <style:text-properties officeooo:rsid="0024bb10" officeooo:paragraph-rsid="0024bb10"/>
    </style:style>
    <style:style style:name="P11" style:family="paragraph" style:parent-style-name="Text_20_body">
      <style:text-properties officeooo:rsid="0025718a" officeooo:paragraph-rsid="0025718a"/>
    </style:style>
    <style:style style:name="P12" style:family="paragraph" style:parent-style-name="Standard">
      <style:text-properties fo:font-weight="normal" officeooo:rsid="001df6c3" officeooo:paragraph-rsid="001df6c3" style:font-weight-asian="normal" style:font-weight-complex="normal"/>
    </style:style>
    <style:style style:name="P13" style:family="paragraph" style:parent-style-name="Heading_20_2">
      <style:paragraph-properties fo:break-before="page"/>
    </style:style>
    <style:style style:name="P14" style:family="paragraph">
      <loext:graphic-properties draw:fill="none" draw:fill-color="#ffffff"/>
    </style:style>
    <style:style style:name="P15" style:family="paragraph">
      <loext:graphic-properties draw:fill="none" draw:fill-color="#ffffff"/>
      <style:text-properties fo:font-size="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style:style>
    <style:style style:name="T4" style:family="text">
      <style:text-properties fo:font-size="12pt" fo:font-style="italic"/>
    </style:style>
    <style:style style:name="T5" style:family="text">
      <style:text-properties fo:font-size="12pt" fo:font-style="normal" style:font-style-asian="normal" style:font-style-complex="normal"/>
    </style:style>
    <style:style style:name="gr1" style:family="graphic">
      <style:graphic-properties draw:stroke="solid" svg:stroke-color="#000000" draw:fill="none" draw:fill-color="#ffffff" fo:min-height="1.6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2.9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3.8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none" draw:fill-color="#ffffff" fo:min-height="4.3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none" draw:fill-color="#ffffff" fo:min-height="8.2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none" draw:fill-color="#ffffff" fo:min-height="5.7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5.11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Que es HTML</text:h>
      <text:p text:style-name="P2"/>
      <text:p text:style-name="P3">HTML corresponde a las siglas in inglés de “HiperText Markup Language” y se puede traducir al español como “Lenguaje de Marcas de Hipertexto”</text:p>
      <text:p text:style-name="Text_20_body"/>
      <text:p text:style-name="P3">A diferencia de un lenguaje de scripting o programación que usa secuencias de comandos para realizar procesos, un lenguaje de marcado utiliza diferentes etiquetas para identificar el contenido.</text:p>
      <text:p text:style-name="P3"/>
      <text:h text:style-name="Heading_20_3" text:outline-level="3">La estructura web</text:h>
      <text:p text:style-name="Standard"/>
      <text:p text:style-name="P4">La capacidad de programar usando HTML es esencial apara cualquier profesional de internet. Adquirir esta habilidad debería ser el punto de partida para cualquiera que esté aprendiendo cómo crear contenido para web.</text:p>
      <text:p text:style-name="P5"/>
      <text:h text:style-name="Heading_20_2" text:outline-level="2">La etiqueta &lt;html&gt;</text:h>
      <text:p text:style-name="P1"/>
      <text:p text:style-name="P3">La estructura de un documento HTML se puede comparar con la de un sándwich. De la misma manera que un sándwich tiene dos rebanadas de pan, el documento HTML tiene etiquetas html de apertura y cierre.</text:p>
      <text:p text:style-name="Text_20_body"/>
      <text:p text:style-name="Text_20_body"><draw:frame text:anchor-type="paragraph" draw:z-index="0" draw:name="Forma1" draw:style-name="gr1" draw:text-style-name="P14" svg:width="9.393cm" svg:height="1.676cm" svg:x="3.263cm" svg:y="0.222cm"><draw:text-box><text:p>&lt;html&gt;</text:p><text:p>…</text:p><text:p>&lt;/html&gt;</text:p></draw:text-box></draw:frame></text:p>
      <text:p text:style-name="Text_20_body"/>
      <text:p text:style-name="Text_20_body"/>
      <text:p text:style-name="Text_20_body"/>
      <text:h text:style-name="Heading_20_2" text:outline-level="2">La etiqueta &lt;head&gt;</text:h>
      <text:p text:style-name="P1"/>
      <text:p text:style-name="P3">Justo después de etiqueta HTML de apertura encontraremos la cabecera del documento, la cual se identifica con las etiquetas head de apertura y cierre.</text:p>
      <text:p text:style-name="Text_20_body"/>
      <text:p text:style-name="P3">La cabecera (o head) de un archivo HTML contiene todos los <text:span text:style-name="T1">elementos no visuales</text:span><text:span text:style-name="T2"> que ayudan a que la página funcione correctamente.</text:span></text:p>
      <text:p text:style-name="Text_20_body"><draw:frame text:anchor-type="paragraph" draw:z-index="1" draw:name="Forma1" draw:style-name="gr1" draw:text-style-name="P14" svg:width="9.393cm" svg:height="1.676cm" svg:x="3.263cm" svg:y="0.707cm"><draw:text-box><text:p>&lt;html&gt;</text:p><text:p><text:s text:c="4"/>&lt;head&gt;...&lt;/head&gt;</text:p><text:p>&lt;/html&gt;</text:p></draw:text-box></draw:frame></text:p>
      <text:p text:style-name="Text_20_body"/>
      <text:p text:style-name="Text_20_body"/>
      <text:h text:style-name="Heading_20_2" text:outline-level="2"><text:soft-page-break/>La etiqueta &lt;body&gt;</text:h>
      <text:p text:style-name="P12"/>
      <text:p text:style-name="P3">La etiqueta body sigue después de la etiqueta head. Todos los elementos visuales-estructurales están contenidos dentro de la etiqueta body.</text:p>
      <text:p text:style-name="P3"/>
      <text:p text:style-name="P3">Encabezados, párrafos, listas, citas, imágenes e hipervínculos son tan sólo algunos de los elementos que puede contener la etiqueta body.</text:p>
      <text:p text:style-name="Text_20_body"><draw:frame text:anchor-type="paragraph" draw:z-index="2" draw:name="Forma1" draw:style-name="gr2" draw:text-style-name="P14" svg:width="9.393cm" svg:height="2.924cm" svg:x="3.263cm" svg:y="0.39cm"><draw:text-box><text:p>&lt;html&gt;</text:p><text:p><text:s text:c="4"/>&lt;head&gt;</text:p><text:p><text:s text:c="4"/>&lt;/head&gt;</text:p><text:p><text:s text:c="4"/>&lt;body&gt;</text:p><text:p><text:s text:c="4"/>&lt;/body&gt;</text:p><text:p>&lt;/html&gt;</text:p></draw:text-box></draw:frame></text:p>
      <text:p text:style-name="Text_20_body"/>
      <text:p text:style-name="Text_20_body"/>
      <text:p text:style-name="Text_20_body"/>
      <text:p text:style-name="Text_20_body"/>
      <text:p text:style-name="Text_20_body"/>
      <text:h text:style-name="Heading_20_2" text:outline-level="2">La etiqueta &lt;title&gt;</text:h>
      <text:p text:style-name="Standard"/>
      <text:p text:style-name="P6">Para colocar en la pestaña un titulo que describa la página web, añadimos un elemento &lt;title&gt; en la sección head:</text:p>
      <text:p text:style-name="P6"><draw:frame text:anchor-type="paragraph" draw:z-index="3" draw:name="Forma1" draw:style-name="gr3" draw:text-style-name="P15" svg:width="9.395cm" svg:height="3.897cm" svg:x="3.263cm" svg:y="0.39cm"><draw:text-box><text:p><text:span text:style-name="T3">&lt;html&gt;</text:span></text:p><text:p><text:span text:style-name="T3"><text:s text:c="4"/></text:span><text:span text:style-name="T3">&lt;head&gt;</text:span></text:p><text:p><text:span text:style-name="T3"><text:s text:c="8"/></text:span><text:span text:style-name="T3">&lt;title&gt;Primera página&lt;/title&gt;</text:span></text:p><text:p><text:span text:style-name="T3"><text:s text:c="4"/></text:span><text:span text:style-name="T3">&lt;/head&gt;</text:span></text:p><text:p><text:span text:style-name="T3"><text:s text:c="4"/></text:span><text:span text:style-name="T3">&lt;body&gt;</text:span></text:p><text:p><text:span text:style-name="T3"><text:s text:c="8"/></text:span><text:span text:style-name="T3">Esta es una línea de texto</text:span></text:p><text:p><text:span text:style-name="T3"><text:s text:c="4"/></text:span><text:span text:style-name="T3">&lt;/body&gt;</text:span></text:p><text:p><text:span text:style-name="T3">&lt;/html&gt;</text:span></text:p></draw:text-box></draw:frame></text:p>
      <text:p text:style-name="P6"/>
      <text:p text:style-name="P6"/>
      <text:p text:style-name="P6"/>
      <text:p text:style-name="P6"/>
      <text:p text:style-name="P6"/>
      <text:h text:style-name="Heading_20_2" text:outline-level="2">El elemento &lt;p&gt;</text:h>
      <text:p text:style-name="P7">Para crear un párrafo, simplemente escribo dentro del elemento &lt;p&gt;, entre las etiquetas de apertura y cierre.</text:p>
      <text:p text:style-name="P7"><draw:frame text:anchor-type="paragraph" draw:z-index="4" draw:name="Forma1" draw:style-name="gr4" draw:text-style-name="P15" svg:width="9.395cm" svg:height="4.384cm" svg:x="3.263cm" svg:y="0.423cm"><draw:text-box><text:p><text:span text:style-name="T3">&lt;html&gt;</text:span></text:p><text:p><text:span text:style-name="T3"><text:s text:c="4"/></text:span><text:span text:style-name="T3">&lt;head&gt;</text:span></text:p><text:p><text:span text:style-name="T3"><text:s text:c="8"/></text:span><text:span text:style-name="T3">&lt;title&gt;Primera página&lt;/title&gt;</text:span></text:p><text:p><text:span text:style-name="T3"><text:s text:c="4"/></text:span><text:span text:style-name="T3">&lt;/head&gt;</text:span></text:p><text:p><text:span text:style-name="T3"><text:s text:c="4"/></text:span><text:span text:style-name="T3">&lt;body&gt;</text:span></text:p><text:p><text:span text:style-name="T3"><text:s text:c="8"/></text:span><text:span text:style-name="T3">&lt;p&gt;Esto es un párrafo.&lt;/p&gt;</text:span></text:p><text:p><text:span text:style-name="T3"><text:s text:c="8"/></text:span><text:span text:style-name="T3">&lt;p&gt;Esto es otro párrafo.&lt;/p&gt;</text:span></text:p><text:p><text:span text:style-name="T3"><text:s text:c="4"/></text:span><text:span text:style-name="T3">&lt;/body&gt;</text:span></text:p><text:p><text:span text:style-name="T3">&lt;/html&gt;</text:span></text:p></draw:text-box></draw:frame></text:p>
      <text:p text:style-name="P7"/>
      <text:p text:style-name="P7"/>
      <text:p text:style-name="P7"/>
      <text:p text:style-name="P7"/>
      <text:p text:style-name="P7"/>
      <text:p text:style-name="P7"/>
      <text:h text:style-name="Heading_20_2" text:outline-level="2"><text:soft-page-break/>Salto de línea sencillo</text:h>
      <text:p text:style-name="P7"/>
      <text:p text:style-name="P7">Usaremos la etiqueta &lt;br /&gt; para agregar un salto de linea sin empezar un nuevo párrafo.</text:p>
      <text:p text:style-name="P7"/>
      <text:p text:style-name="P7"><draw:frame text:anchor-type="paragraph" draw:z-index="5" draw:name="Forma1" draw:style-name="gr5" draw:text-style-name="P15" svg:width="9.395cm" svg:height="4.871cm" svg:x="3.263cm" svg:y="-0.226cm"><draw:text-box><text:p><text:span text:style-name="T3">&lt;html&gt;</text:span></text:p><text:p><text:span text:style-name="T3"><text:s text:c="4"/></text:span><text:span text:style-name="T3">&lt;head&gt;</text:span></text:p><text:p><text:span text:style-name="T3"><text:s text:c="8"/></text:span><text:span text:style-name="T3">&lt;title&gt;Primera página&lt;/title&gt;</text:span></text:p><text:p><text:span text:style-name="T3"><text:s text:c="4"/></text:span><text:span text:style-name="T3">&lt;/head&gt;</text:span></text:p><text:p><text:span text:style-name="T3"><text:s text:c="4"/></text:span><text:span text:style-name="T3">&lt;body&gt;</text:span></text:p><text:p><text:span text:style-name="T3"><text:s text:c="8"/></text:span><text:span text:style-name="T3">&lt;p&gt;Esto es un párrafo.&lt;/p&gt;</text:span></text:p><text:p><text:span text:style-name="T3"><text:s text:c="8"/></text:span><text:span text:style-name="T3">&lt;p&gt;Esto es otro párrafo.&lt;/p&gt;</text:span></text:p><text:p><text:span text:style-name="T3"><text:s text:c="8"/></text:span><text:span text:style-name="T3">&lt;p&gt;Esto es &lt;br /</text:span><text:span text:style-name="T4">&gt; </text:span><text:span text:style-name="T5">un salto de línea</text:span><text:span text:style-name="T4"> &lt;/</text:span><text:span text:style-name="T3">p&gt;</text:span></text:p><text:p><text:span text:style-name="T3"><text:s text:c="4"/></text:span><text:span text:style-name="T3">&lt;/body&gt;</text:span></text:p><text:p><text:span text:style-name="T3">&lt;/html&gt;</text:span></text:p></draw:text-box></draw:frame></text:p>
      <text:p text:style-name="P7"/>
      <text:p text:style-name="P7"/>
      <text:p text:style-name="P7"/>
      <text:p text:style-name="P7"/>
      <text:p text:style-name="P7"/>
      <text:p text:style-name="P7"/>
      <text:h text:style-name="Heading_20_2" text:outline-level="2">Elementos de Formato</text:h>
      <text:p text:style-name="P8">En HTML, hay una lista de elementos que especifican el estilo de texto.</text:p>
      <text:p text:style-name="P8"><draw:frame text:anchor-type="paragraph" draw:z-index="6" draw:name="Forma1" draw:style-name="gr6" draw:text-style-name="P15" svg:width="9.395cm" svg:height="8.279cm" svg:x="3.263cm" svg:y="0.965cm"><draw:text-box><text:p><text:span text:style-name="T3">&lt;html&gt;</text:span></text:p><text:p><text:span text:style-name="T3"><text:s text:c="4"/></text:span><text:span text:style-name="T3">&lt;head&gt;</text:span></text:p><text:p><text:span text:style-name="T3"><text:s text:c="8"/></text:span><text:span text:style-name="T3">&lt;title&gt;Primera página&lt;/title&gt;</text:span></text:p><text:p><text:span text:style-name="T3"><text:s text:c="4"/></text:span><text:span text:style-name="T3">&lt;/head&gt;</text:span></text:p><text:p><text:span text:style-name="T3"><text:s text:c="4"/></text:span><text:span text:style-name="T3">&lt;body&gt;</text:span></text:p><text:p><text:span text:style-name="T3"><text:s text:c="8"/></text:span><text:span text:style-name="T3">&lt;p&gt;Esto es un texto regular.&lt;/p&gt;</text:span></text:p><text:p><text:span text:style-name="T3"><text:s text:c="8"/></text:span><text:span text:style-name="T3">&lt;p&gt;&lt;b&gt;Texto en negrita.&lt;/b&gt;&lt;/p&gt;</text:span></text:p><text:p><text:span text:style-name="T3"><text:s text:c="8"/></text:span><text:span text:style-name="T3">&lt;p&gt;&lt;big&gt;Texto grande&lt;/big</text:span><text:span text:style-name="T4">&lt;</text:span><text:span text:style-name="T3">p&gt;</text:span></text:p><text:p><text:span text:style-name="T3"><text:s text:c="8"/></text:span><text:span text:style-name="T3">&lt;p&gt;&lt;i&gt;Texto en cursiva&lt;/i&gt;</text:span><text:span text:style-name="T4">&lt;</text:span><text:span text:style-name="T3">p&gt;</text:span></text:p><text:p><text:span text:style-name="T3"><text:s text:c="8"/></text:span><text:span text:style-name="T3">&lt;p&gt;&lt;small&gt;Texto pequeño&lt;/small&gt;</text:span><text:span text:style-name="T4">&lt;</text:span><text:span text:style-name="T3">p&gt;</text:span></text:p><text:p><text:span text:style-name="T3"><text:s text:c="8"/></text:span><text:span text:style-name="T3">&lt;p&gt;&lt;strong&gt;Texto fuerte&lt;/strong&gt;</text:span><text:span text:style-name="T4">&lt;</text:span><text:span text:style-name="T3">p&gt;</text:span></text:p><text:p><text:span text:style-name="T3"><text:s text:c="8"/></text:span><text:span text:style-name="T3">&lt;p&gt;Texto &lt;sub&gt;subíndice&lt;/sub&gt;</text:span><text:span text:style-name="T4">&lt;</text:span><text:span text:style-name="T3">p&gt;</text:span></text:p><text:p><text:span text:style-name="T3"><text:s text:c="8"/></text:span><text:span text:style-name="T3">&lt;p&gt;Texto &lt;sup&gt;superíndice&lt;/sup&gt;</text:span><text:span text:style-name="T4">&lt;</text:span><text:span text:style-name="T3">p&gt;</text:span></text:p><text:p><text:span text:style-name="T3"><text:s text:c="8"/></text:span><text:span text:style-name="T3">&lt;p&gt;&lt;ins&gt;Texto insertado&lt;/ins&gt;</text:span><text:span text:style-name="T4">&lt;</text:span><text:span text:style-name="T3">p&gt;</text:span></text:p><text:p><text:span text:style-name="T3"><text:s text:c="8"/></text:span><text:span text:style-name="T3">&lt;p&gt;&lt;del&gt;Texto borrado&lt;/del&gt;</text:span><text:span text:style-name="T4">&lt;</text:span><text:span text:style-name="T3">p&gt;</text:span></text:p><text:p><text:span text:style-name="T3"><text:s text:c="4"/></text:span><text:span text:style-name="T3">&lt;/body&gt;</text:span></text:p><text:p><text:span text:style-name="T3">&lt;/html&gt;</text:span></text:p></draw:text-box></draw:frame>Los elementos de formato fueron diseñados para mostrar tipos especiales de texto.</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
      <text:h text:style-name="P13" text:outline-level="2">Encabezados HTML</text:h>
      <text:p text:style-name="P10">HTML incluye seis niveles de encabezados, los cuales están clasificados de acuerdo a su importancia.</text:p>
      <text:p text:style-name="P10"><draw:frame text:anchor-type="paragraph" draw:z-index="7" draw:name="Forma1" draw:style-name="gr7" draw:text-style-name="P15" svg:width="9.395cm" svg:height="6.331cm" svg:x="3.263cm" svg:y="0.129cm"><draw:text-box><text:p><text:span text:style-name="T3">&lt;html&gt;</text:span></text:p><text:p><text:span text:style-name="T3"><text:s text:c="4"/></text:span><text:span text:style-name="T3">&lt;head&gt;</text:span></text:p><text:p><text:span text:style-name="T3"><text:s text:c="8"/></text:span><text:span text:style-name="T3">&lt;title&gt;Primera página&lt;/title&gt;</text:span></text:p><text:p><text:span text:style-name="T3"><text:s text:c="4"/></text:span><text:span text:style-name="T3">&lt;/head&gt;</text:span></text:p><text:p><text:span text:style-name="T3"><text:s text:c="4"/></text:span><text:span text:style-name="T3">&lt;body&gt;</text:span></text:p><text:p><text:span text:style-name="T3"><text:s text:c="8"/></text:span><text:span text:style-name="T3">&lt;h1&gt;Este es el encabezado 1&lt;/h1&gt;</text:span></text:p><text:p><text:span text:style-name="T3"><text:s text:c="8"/></text:span><text:span text:style-name="T3">&lt;h2&gt;Este es el encabezado 2&lt;/h2&gt;</text:span></text:p><text:p><text:span text:style-name="T3"><text:s text:c="8"/></text:span><text:span text:style-name="T3">&lt;h3&gt;Este es el encabezado 3&lt;/h3&gt;</text:span></text:p><text:p><text:span text:style-name="T3"><text:s text:c="8"/></text:span><text:span text:style-name="T3">&lt;h4&gt;Este es el encabezado 4&lt;/h4&gt;</text:span></text:p><text:p><text:span text:style-name="T3"><text:s text:c="8"/></text:span><text:span text:style-name="T3">&lt;h5&gt;Este es el encabezado 5&lt;/h5&gt;</text:span></text:p><text:p><text:span text:style-name="T3"><text:s text:c="8"/></text:span><text:span text:style-name="T3">&lt;h6&gt;Este es el encabezado 6&lt;/h6&gt;</text:span></text:p><text:p><text:span text:style-name="T3"><text:s text:c="4"/></text:span><text:span text:style-name="T3">&lt;/body&gt;</text:span></text:p><text:p><text:span text:style-name="T3">&lt;/html&gt;</text:span></text:p></draw:text-box></draw:frame></text:p>
      <text:p text:style-name="P10"/>
      <text:p text:style-name="P10"/>
      <text:p text:style-name="P10"/>
      <text:p text:style-name="P10"/>
      <text:p text:style-name="P10"/>
      <text:p text:style-name="P10"/>
      <text:p text:style-name="P10"/>
      <text:p text:style-name="P10"/>
      <text:h text:style-name="Heading_20_2" text:outline-level="2">Líneas horizontales</text:h>
      <text:p text:style-name="P11">Para crear una línea horizontal, usa la etiqueta <text:span text:style-name="T1">&lt;hr /&gt;</text:span><text:span text:style-name="T2">.</text:span></text:p>
      <text:p text:style-name="P11"><draw:frame text:anchor-type="paragraph" draw:z-index="8" draw:name="Forma1" draw:style-name="gr7" draw:text-style-name="P15" svg:width="9.395cm" svg:height="6.818cm" svg:x="3.263cm" svg:y="0.305cm"><draw:text-box><text:p><text:span text:style-name="T3">&lt;html&gt;</text:span></text:p><text:p><text:span text:style-name="T3"><text:s text:c="4"/></text:span><text:span text:style-name="T3">&lt;head&gt;</text:span></text:p><text:p><text:span text:style-name="T3"><text:s text:c="8"/></text:span><text:span text:style-name="T3">&lt;title&gt;Primera página&lt;/title&gt;</text:span></text:p><text:p><text:span text:style-name="T3"><text:s text:c="4"/></text:span><text:span text:style-name="T3">&lt;/head&gt;</text:span></text:p><text:p><text:span text:style-name="T3"><text:s text:c="4"/></text:span><text:span text:style-name="T3">&lt;body&gt;</text:span></text:p><text:p><text:span text:style-name="T3"><text:s text:c="8"/></text:span><text:span text:style-name="T3">&lt;h1&gt;Este es el encabezado 1&lt;/h1&gt;</text:span></text:p><text:p><text:span text:style-name="T3"><text:s text:c="8"/></text:span><text:span text:style-name="T3">&lt;h2&gt;Este es el encabezado 2&lt;/h2&gt;</text:span></text:p><text:p><text:span text:style-name="T3"><text:s text:c="8"/></text:span><text:span text:style-name="T3">&lt;h3&gt;Este es el encabezado 3&lt;/h3&gt;</text:span></text:p><text:p><text:span text:style-name="T3"><text:s text:c="8"/></text:span><text:span text:style-name="T3">&lt;h4&gt;Este es el encabezado 4&lt;/h4&gt;</text:span></text:p><text:p><text:span text:style-name="T3"><text:s text:c="8"/></text:span><text:span text:style-name="T3">&lt;h5&gt;Este es el encabezado 5&lt;/h5&gt;</text:span></text:p><text:p><text:span text:style-name="T3"><text:s text:c="8"/></text:span><text:span text:style-name="T3">&lt;hr /&gt;</text:span></text:p><text:p><text:span text:style-name="T3"><text:s text:c="8"/></text:span><text:span text:style-name="T3">&lt;h6&gt;Este es el encabezado 6&lt;/h6&gt;</text:span></text:p><text:p><text:span text:style-name="T3"><text:s text:c="4"/></text:span><text:span text:style-name="T3">&lt;/body&gt;</text:span></text:p><text:p><text:span text:style-name="T3">&lt;/html&gt;</text:span></text:p></draw:text-box></draw:frame><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h text:style-name="P13" text:outline-level="2">Comentarios</text:h>
      <text:p text:style-name="P11"><text:span text:style-name="T2">El explorador no muestra comentarios, pero estos ayuda a documentar el código HTML para agregar descripciones, recordatorios y otras notas.</text:span></text:p>
      <text:p text:style-name="P11"><draw:frame text:anchor-type="paragraph" draw:z-index="9" draw:name="Forma1" draw:style-name="gr8" draw:text-style-name="P15" svg:width="9.395cm" svg:height="5.358cm" svg:x="3.263cm" svg:y="0.383cm"><draw:text-box><text:p><text:span text:style-name="T3">&lt;html&gt;</text:span></text:p><text:p><text:span text:style-name="T3"><text:s text:c="4"/></text:span><text:span text:style-name="T3">&lt;head&gt;</text:span></text:p><text:p><text:span text:style-name="T3"><text:s text:c="8"/></text:span><text:span text:style-name="T3">&lt;title&gt;Primera página&lt;/title&gt;</text:span></text:p><text:p><text:span text:style-name="T3"><text:s text:c="4"/></text:span><text:span text:style-name="T3">&lt;/head&gt;</text:span></text:p><text:p><text:span text:style-name="T3"><text:s text:c="4"/></text:span><text:span text:style-name="T3">&lt;body&gt;</text:span></text:p><text:p><text:span text:style-name="T3"><text:s text:c="8"/></text:span><text:span text:style-name="T3">&lt;p&gt;Esto es un párrafo&lt;/p&gt;</text:span></text:p><text:p><text:span text:style-name="T3"><text:s text:c="8"/></text:span><text:span text:style-name="T3">&lt;hr /&gt;</text:span></text:p><text:p><text:span text:style-name="T3"><text:s text:c="8"/></text:span><text:span text:style-name="T3">&lt;p&gt;Esto es un párrafo&lt;/p&gt;</text:span></text:p><text:p><text:span text:style-name="T3"><text:s text:c="8"/></text:span><text:span text:style-name="T3">&lt;!-- Esto es un comentario --&gt;</text:span></text:p><text:p><text:span text:style-name="T3"><text:s text:c="4"/></text:span><text:span text:style-name="T3">&lt;/body&gt;</text:span></text:p><text:p><text:span text:style-name="T3">&lt;/html&gt;</text:span></text:p></draw:text-box></draw:frame><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ec8b4"/>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3T14:21:14.080000000</meta:creation-date>
    <dc:date>2021-02-17T12:08:28.854000000</dc:date>
    <meta:editing-duration>PT40M31S</meta:editing-duration>
    <meta:editing-cycles>6</meta:editing-cycles>
    <meta:generator>LibreOffice/6.2.7.1$Windows_X86_64 LibreOffice_project/23edc44b61b830b7d749943e020e96f5a7df63bf</meta:generator>
    <meta:document-statistic meta:table-count="0" meta:image-count="0" meta:object-count="0" meta:page-count="5" meta:paragraph-count="28" meta:word-count="361" meta:character-count="2266" meta:non-whitespace-character-count="1933"/>
  </office:meta>
</office:document-meta>
</file>